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5mm"/>
    </style:style>
    <style:style style:name="co3" style:family="table-column">
      <style:table-column-properties fo:break-before="auto" style:column-width="32.42mm"/>
    </style:style>
    <style:style style:name="co4" style:family="table-column">
      <style:table-column-properties fo:break-before="auto" style:column-width="94.07mm"/>
    </style:style>
    <style:style style:name="co5" style:family="table-column">
      <style:table-column-properties fo:break-before="auto" style:column-width="49.76mm"/>
    </style:style>
    <style:style style:name="co6" style:family="table-column">
      <style:table-column-properties fo:break-before="auto" style:column-width="40.34mm"/>
    </style:style>
    <style:style style:name="co7" style:family="table-column">
      <style:table-column-properties fo:break-before="auto" style:column-width="28.96mm"/>
    </style:style>
    <style:style style:name="co8" style:family="table-column">
      <style:table-column-properties fo:break-before="auto" style:column-width="32.17mm"/>
    </style:style>
    <style:style style:name="co9" style:family="table-column">
      <style:table-column-properties fo:break-before="auto" style:column-width="29.95mm"/>
    </style:style>
    <style:style style:name="co10" style:family="table-column">
      <style:table-column-properties fo:break-before="auto" style:column-width="31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9" style:family="table-cell" style:parent-style-name="Default" style:data-style-name="N108"/>
    <style:style style:name="ce10" style:family="table-cell" style:parent-style-name="Default" style:data-style-name="N110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110"/>
    <style:style style:name="ce12" style:family="table-cell" style:parent-style-name="Default" style:data-style-name="N108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 style:data-style-name="N111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111"/>
  </office:automatic-styles>
  <office:body>
    <office:spreadsheet>
      <table:calculation-settings table:automatic-find-labels="false"/>
      <table:table table:name="Referen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 table:style-name="ce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28.7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40pF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 office:value-type="string" calcext:value-type="string">
            <text:p>BEAGLEBONEBLACK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BELA_AIN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INS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BELA_AOUTS</text:p>
          </table:table-cell>
          <table:table-cell office:value-type="string" calcext:value-type="string">
            <text:p>wearable_cape</text:p>
          </table:table-cell>
          <table:table-cell office:value-type="string" calcext:value-type="string">
            <text:p>BELA_AOUTS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4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600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 office:value-type="string" calcext:value-type="string">
            <text:p>OKI_7805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2X04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HAL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MODE_SE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CP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P1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CONN_01X02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 office:value-type="string" calcext:value-type="string">
            <text:p>JACK_3P</text:p>
          </table:table-cell>
          <table:table-cell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</table:table>
      <table:table table:name="BOM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1" table:default-cell-style-name="ce9"/>
        <table:table-column table:style-name="co1" table:number-columns-repeated="2" table:default-cell-style-name="Default"/>
        <table:table-column table:style-name="co10" table:default-cell-style-name="ce14"/>
        <table:table-row table:style-name="ro1">
          <table:table-cell table:style-name="ce3" table:number-columns-repeated="6"/>
          <table:table-cell table:style-name="ce10"/>
          <table:table-cell table:style-name="ce12"/>
          <table:table-cell table:style-name="ce3" table:number-columns-repeated="2"/>
          <table:table-cell table:style-name="ce13" table:formula="of:=SUM([.K3:.K38])" office:value-type="currency" office:currency="EUR" office:value="83.3738" calcext:value-type="currency">
            <text:p>€ 83,3738</text:p>
          </table:table-cell>
        </table:table-row>
        <table:table-row table:style-name="ro1">
          <table:table-cell table:style-name="ce3" office:value-type="string" calcext:value-type="string">
            <text:p>Reference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Footprint</text:p>
          </table:table-cell>
          <table:table-cell table:style-name="ce3" office:value-type="string" calcext:value-type="string">
            <text:p>Supplier</text:p>
          </table:table-cell>
          <table:table-cell table:style-name="ce3" office:value-type="string" calcext:value-type="string">
            <text:p>Supplier part no</text:p>
          </table:table-cell>
          <table:table-cell table:style-name="ce10" office:value-type="string" calcext:value-type="string">
            <text:p>Cost/unit</text:p>
          </table:table-cell>
          <table:table-cell table:style-name="ce12" office:value-type="string" calcext:value-type="string">
            <text:p>Cost/N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inimum N</text:p>
          </table:table-cell>
          <table:table-cell table:style-name="ce13" office:value-type="string" calcext:value-type="string">
            <text:p>Total cost / boar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2447227" calcext:value-type="float">
            <text:p>2447227</text:p>
          </table:table-cell>
          <table:table-cell table:formula="of:=[.H3]/[.I3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G3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7" office:value-type="string" calcext:value-type="string">
            <text:p><text:a xlink:href="http://nl.farnell.com/multicomp/mcwr06x1002ftl/res-thick-film-10k-1-0-1w-0603/dp/2447230" xlink:type="simple">2447230</text:a></text:p>
          </table:table-cell>
          <table:table-cell table:formula="of:=[.H4]/[.I4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4]*[.G4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2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7" office:value-type="string" calcext:value-type="string">
            <text:p><text:a xlink:href="http://nl.farnell.com/multicomp/mcwr06x1203ftl/res-thick-film-120kohm-1-0-1w/dp/2447239" xlink:type="simple">2447239</text:a></text:p>
          </table:table-cell>
          <table:table-cell table:formula="of:=[.H5]/[.I5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5]*[.G5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4, R5, R6, R7, R8, R9, R10, R11, R13, R14, R15, R16</text:p>
          </table:table-cell>
          <table:table-cell office:value-type="string" calcext:value-type="string">
            <text:p>28.7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7" office:value-type="string" calcext:value-type="string">
            <text:p><text:a xlink:href="http://nl.farnell.com/multicomp/mcwr06x2872ftl/res-thick-film-28-7kohm-1-0-1w/dp/2447318" xlink:type="simple">2447318</text:a></text:p>
          </table:table-cell>
          <table:table-cell table:formula="of:=[.H6]/[.I6]" office:value-type="currency" office:currency="EUR" office:value="0.0036" calcext:value-type="currency">
            <text:p>€ 0,0036</text:p>
          </table:table-cell>
          <table:table-cell office:value-type="currency" office:currency="EUR" office:value="0.036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6]*[.G6]" office:value-type="currency" office:currency="EUR" office:value="0.0432" calcext:value-type="currency">
            <text:p>€ 0,0432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7" office:value-type="string" calcext:value-type="string">
            <text:p><text:a xlink:href="http://nl.farnell.com/multicomp/mcwr06x6802ftl/res-thick-film-68kohm-1-0-1w/dp/2447420" xlink:type="simple">2447420</text:a></text:p>
          </table:table-cell>
          <table:table-cell table:formula="of:=[.H7]/[.I7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7]*[.G7]" office:value-type="currency" office:currency="EUR" office:value="0.0035" calcext:value-type="currency">
            <text:p>€ 0,0035</text:p>
          </table:table-cell>
        </table:table-row>
        <table:table-row table:style-name="ro1">
          <table:table-cell office:value-type="string" calcext:value-type="string">
            <text:p>R23, R24, R25, R32, R33, R34</text:p>
          </table:table-cell>
          <table:table-cell office:value-type="string" calcext:value-type="string">
            <text:p>1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7" office:value-type="string" calcext:value-type="string">
            <text:p><text:a xlink:href="http://nl.farnell.com/multicomp/mcwr06x1003ftl/res-thick-film-100k-1-0-1w-0603/dp/2447226" xlink:type="simple">2447226</text:a></text:p>
          </table:table-cell>
          <table:table-cell table:formula="of:=[.H8]/[.I8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8]*[.G8]" office:value-type="currency" office:currency="EUR" office:value="0.021" calcext:value-type="currency">
            <text:p>€ 0,0210</text:p>
          </table:table-cell>
        </table:table-row>
        <table:table-row table:style-name="ro1">
          <table:table-cell office:value-type="string" calcext:value-type="string">
            <text:p>R19, R17, R21, R30, R28, R26</text:p>
          </table:table-cell>
          <table:table-cell office:value-type="string" calcext:value-type="string">
            <text:p>15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7" office:value-type="string" calcext:value-type="string">
            <text:p><text:a xlink:href="http://nl.farnell.com/multicomp/mcwr06x1503ftl/res-thick-film-150kohm-1-0-1w/dp/2447254" xlink:type="simple">2447254</text:a></text:p>
          </table:table-cell>
          <table:table-cell table:formula="of:=[.H9]/[.I9]" office:value-type="currency" office:currency="EUR" office:value="0.0037" calcext:value-type="currency">
            <text:p>€ 0,0037</text:p>
          </table:table-cell>
          <table:table-cell office:value-type="currency" office:currency="EUR" office:value="0.037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9]*[.G9]" office:value-type="currency" office:currency="EUR" office:value="0.0222" calcext:value-type="currency">
            <text:p>€ 0,0222</text:p>
          </table:table-cell>
        </table:table-row>
        <table:table-row table:style-name="ro1">
          <table:table-cell office:value-type="string" calcext:value-type="string">
            <text:p>R20, R18, R22, R31, R29, R27</text:p>
          </table:table-cell>
          <table:table-cell office:value-type="string" calcext:value-type="string">
            <text:p>200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7" office:value-type="string" calcext:value-type="string">
            <text:p><text:a xlink:href="http://nl.farnell.com/multicomp/mcwr06x2003ftl/res-thick-film-200kohm-1-0-1w/dp/2447291" xlink:type="simple">2447291</text:a></text:p>
          </table:table-cell>
          <table:table-cell table:formula="of:=[.H10]/[.I10]" office:value-type="currency" office:currency="EUR" office:value="0.0035" calcext:value-type="currency">
            <text:p>€ 0,0035</text:p>
          </table:table-cell>
          <table:table-cell office:value-type="currency" office:currency="EUR" office:value="0.035" calcext:value-type="currency">
            <text:p>€ 0,0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0]*[.G10]" office:value-type="currency" office:currency="EUR" office:value="0.021" calcext:value-type="currency">
            <text:p>€ 0,0210</text:p>
          </table:table-cell>
        </table:table-row>
        <table:table-row table:style-name="ro1">
          <table:table-cell/>
          <table:table-cell office:value-type="string" calcext:value-type="string">
            <text:p>Ferrite b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Farnell</text:p>
          </table:table-cell>
          <table:table-cell table:style-name="ce8" office:value-type="float" office:value="1781090" calcext:value-type="float">
            <text:p>1781090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5, C20</text:p>
          </table:table-cell>
          <table:table-cell office:value-type="string" calcext:value-type="string">
            <text:p>100n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1740612" calcext:value-type="float">
            <text:p>1740612</text:p>
          </table:table-cell>
          <table:table-cell table:formula="of:=[.H13]/[.I13]" office:value-type="currency" office:currency="EUR" office:value="0.0531" calcext:value-type="currency">
            <text:p>€ 0,0531</text:p>
          </table:table-cell>
          <table:table-cell office:value-type="currency" office:currency="EUR" office:value="0.531" calcext:value-type="currency">
            <text:p>€ 0,5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3]*[.G13]" office:value-type="currency" office:currency="EUR" office:value="0.1062" calcext:value-type="currency">
            <text:p>€ 0,1062</text:p>
          </table:table-cell>
        </table:table-row>
        <table:table-row table:style-name="ro1">
          <table:table-cell office:value-type="string" calcext:value-type="string">
            <text:p>C6, C7, C12, C13, C18, C19</text:p>
          </table:table-cell>
          <table:table-cell office:value-type="string" calcext:value-type="string">
            <text:p>1uF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C1206</text:p>
          </table:table-cell>
          <table:table-cell office:value-type="string" calcext:value-type="string">
            <text:p>Farnell</text:p>
          </table:table-cell>
          <table:table-cell table:style-name="ce7" office:value-type="string" calcext:value-type="string">
            <text:p><text:a xlink:href="http://nl.farnell.com/multicomp/mc1206b105k160ct/cap-mlcc-x7r-1uf-16v-1206/dp/1759436" xlink:type="simple">1759436</text:a></text:p>
          </table:table-cell>
          <table:table-cell table:formula="of:=[.H14]/[.I14]" office:value-type="currency" office:currency="EUR" office:value="0.0587" calcext:value-type="currency">
            <text:p>€ 0,0587</text:p>
          </table:table-cell>
          <table:table-cell office:value-type="currency" office:currency="EUR" office:value="0.587" calcext:value-type="currency">
            <text:p>€ 0,5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4]*[.G14]" office:value-type="currency" office:currency="EUR" office:value="0.3522" calcext:value-type="currency">
            <text:p>€ 0,3522</text:p>
          </table:table-cell>
        </table:table-row>
        <table:table-row table:style-name="ro1">
          <table:table-cell office:value-type="string" calcext:value-type="string">
            <text:p>C1, C2, C8, C9, C14, C15</text:p>
          </table:table-cell>
          <table:table-cell office:value-type="string" calcext:value-type="string">
            <text:p>220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430948" calcext:value-type="float">
            <text:p>430948</text:p>
          </table:table-cell>
          <table:table-cell table:formula="of:=[.H15]/[.I15]" office:value-type="currency" office:currency="EUR" office:value="0.0369" calcext:value-type="currency">
            <text:p>€ 0,0369</text:p>
          </table:table-cell>
          <table:table-cell office:value-type="currency" office:currency="EUR" office:value="0.0369" calcext:value-type="currency">
            <text:p>€ 0,0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5]*[.G15]" office:value-type="currency" office:currency="EUR" office:value="0.2214" calcext:value-type="currency">
            <text:p>€ 0,2214</text:p>
          </table:table-cell>
        </table:table-row>
        <table:table-row table:style-name="ro1">
          <table:table-cell office:value-type="string" calcext:value-type="string">
            <text:p>C3, C4, C10, C11, C16, C17</text:p>
          </table:table-cell>
          <table:table-cell office:value-type="string" calcext:value-type="string">
            <text:p>440pF / in fact 470 p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 table:style-name="ce7" office:value-type="string" calcext:value-type="string">
            <text:p><text:a xlink:href="http://nl.farnell.com/walsin/0603n471j500ct/capacitor-mlcc-np0-470pf-50v-0603/dp/2496906" xlink:type="simple">2496906</text:a></text:p>
          </table:table-cell>
          <table:table-cell table:formula="of:=[.H16]/[.I16]" office:value-type="currency" office:currency="EUR" office:value="0.0241" calcext:value-type="currency">
            <text:p>€ 0,0241</text:p>
          </table:table-cell>
          <table:table-cell office:value-type="currency" office:currency="EUR" office:value="0.0241" calcext:value-type="currency">
            <text:p>€ 0,0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16]*[.G16]" office:value-type="currency" office:currency="EUR" office:value="0.1446" calcext:value-type="currency">
            <text:p>€ 0,1446</text:p>
          </table:table-cell>
        </table:table-row>
        <table:table-row table:style-name="ro1">
          <table:table-cell office:value-type="string" calcext:value-type="string">
            <text:p>C21, C22</text:p>
          </table:table-cell>
          <table:table-cell table:style-name="ce5" office:value-type="string" calcext:value-type="string">
            <text:p>value??</text:p>
          </table:table-cell>
          <table:table-cell/>
          <table:table-cell office:value-type="string" calcext:value-type="string">
            <text:p>C1210</text:p>
          </table:table-cell>
          <table:table-cell office:value-type="string" calcext:value-type="string">
            <text:p>Farnell</text:p>
          </table:table-cell>
          <table:table-cell/>
          <table:table-cell table:formula="of:=[.H17]/[.I17]" office:value-type="currency" office:currency="EUR" office:value="0" calcext:value-type="currency">
            <text:p>€ 0,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7]*[.G17]" office:value-type="currency" office:currency="EUR" office:value="0" calcext:value-type="currency">
            <text:p>€ 0,0000</text:p>
          </table:table-cell>
        </table:table-row>
        <table:table-row table:style-name="ro1">
          <table:table-cell office:value-type="string" calcext:value-type="string">
            <text:p>C23, C24</text:p>
          </table:table-cell>
          <table:table-cell table:style-name="ce5" office:value-type="string" calcext:value-type="string">
            <text:p>value??</text:p>
          </table:table-cell>
          <table:table-cell/>
          <table:table-cell office:value-type="string" calcext:value-type="string">
            <text:p>C0603</text:p>
          </table:table-cell>
          <table:table-cell office:value-type="string" calcext:value-type="string">
            <text:p>Farnell</text:p>
          </table:table-cell>
          <table:table-cell/>
          <table:table-cell table:formula="of:=[.H18]/[.I18]" office:value-type="currency" office:currency="EUR" office:value="0" calcext:value-type="currency">
            <text:p>€ 0,000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formula="of:=[.C18]*[.G18]" office:value-type="currency" office:currency="EUR" office:value="0" calcext:value-type="currency">
            <text:p>€ 0,0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1, U2</text:p>
          </table:table-cell>
          <table:table-cell office:value-type="string" calcext:value-type="string">
            <text:p>MCP6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IC14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1605572" calcext:value-type="float">
            <text:p>1605572</text:p>
          </table:table-cell>
          <table:table-cell table:formula="of:=[.H20]/[.I20]" office:value-type="currency" office:currency="EUR" office:value="0.34" calcext:value-type="currency">
            <text:p>€ 0,3400</text:p>
          </table:table-cell>
          <table:table-cell office:value-type="currency" office:currency="EUR" office:value="3.4" calcext:value-type="currency">
            <text:p>€ 3,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20]*[.G20]" office:value-type="currency" office:currency="EUR" office:value="0.68" calcext:value-type="currency">
            <text:p>€ 0,6800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OKI_7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1668339" calcext:value-type="float">
            <text:p>1668339</text:p>
          </table:table-cell>
          <table:table-cell table:formula="of:=[.H21]/[.I21]" office:value-type="currency" office:currency="EUR" office:value="0.882" calcext:value-type="currency">
            <text:p>€ 0,8820</text:p>
          </table:table-cell>
          <table:table-cell office:value-type="currency" office:currency="EUR" office:value="0.882" calcext:value-type="currency">
            <text:p>€ 0,8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1]*[.G21]" office:value-type="currency" office:currency="EUR" office:value="0.882" calcext:value-type="currency">
            <text:p>€ 0,8820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BEAGLEBONE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glebone pin headers</text:p>
          </table:table-cell>
          <table:table-cell office:value-type="string" calcext:value-type="string">
            <text:p>Farnell</text:p>
          </table:table-cell>
          <table:table-cell table:style-name="ce7" office:value-type="string" calcext:value-type="string">
            <text:p><text:a xlink:href="http://nl.farnell.com/samtec/tsw-123-07-t-d/connector-header-46pos-2row-2/dp/2505042" xlink:type="simple">2505042</text:a></text:p>
          </table:table-cell>
          <table:table-cell table:formula="of:=[.H22]/[.I22]" office:value-type="currency" office:currency="EUR" office:value="2.24" calcext:value-type="currency">
            <text:p>€ 2,2400</text:p>
          </table:table-cell>
          <table:table-cell office:value-type="currency" office:currency="EUR" office:value="2.24" calcext:value-type="currency">
            <text:p>€ 2,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22]*[.G22]" office:value-type="currency" office:currency="EUR" office:value="4.48" calcext:value-type="currency">
            <text:p>€ 4,48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1, P4</text:p>
          </table:table-cell>
          <table:table-cell office:value-type="string" calcext:value-type="string">
            <text:p>10 pin head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7" office:value-type="string" calcext:value-type="string">
            <text:p><text:a xlink:href="http://nl.farnell.com/harwin/m20-9991045/connector-header-tht-2-54mm-10way/dp/1022259" xlink:type="simple">1022259</text:a></text:p>
          </table:table-cell>
          <table:table-cell table:formula="of:=[.H24]/[.I24]" office:value-type="currency" office:currency="EUR" office:value="0.326" calcext:value-type="currency">
            <text:p>€ 0,3260</text:p>
          </table:table-cell>
          <table:table-cell office:value-type="currency" office:currency="EUR" office:value="0.326" calcext:value-type="currency">
            <text:p>€ 0,3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24]*[.G24]" office:value-type="currency" office:currency="EUR" office:value="0.326" calcext:value-type="currency">
            <text:p>€ 0,3260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_HALT, SW_MODE_S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rnell</text:p>
          </table:table-cell>
          <table:table-cell table:style-name="ce7" office:value-type="float" office:value="2079522" calcext:value-type="float">
            <text:p>2079522</text:p>
          </table:table-cell>
          <table:table-cell table:formula="of:=[.H25]/[.I25]" office:value-type="currency" office:currency="EUR" office:value="0.479" calcext:value-type="currency">
            <text:p>€ 0,4790</text:p>
          </table:table-cell>
          <table:table-cell office:value-type="currency" office:currency="EUR" office:value="0.479" calcext:value-type="currency">
            <text:p>€ 0,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5]*[.G25]" office:value-type="currency" office:currency="EUR" office:value="0.958" calcext:value-type="currency">
            <text:p>€ 0,958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P3, P5</text:p>
          </table:table-cell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 terminal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2112482" calcext:value-type="float">
            <text:p>2112482</text:p>
          </table:table-cell>
          <table:table-cell table:formula="of:=[.H28]/[.I28]" office:value-type="currency" office:currency="EUR" office:value="1.01" calcext:value-type="currency">
            <text:p>€ 1,0100</text:p>
          </table:table-cell>
          <table:table-cell office:value-type="currency" office:currency="EUR" office:value="1.01" calcext:value-type="currency">
            <text:p>€ 1,0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8]*[.G28]" office:value-type="currency" office:currency="EUR" office:value="1.01" calcext:value-type="currency">
            <text:p>€ 1,0100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ECEIVER / 8 pin 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C connector</text:p>
          </table:table-cell>
          <table:table-cell office:value-type="string" calcext:value-type="string">
            <text:p>Farnell</text:p>
          </table:table-cell>
          <table:table-cell table:style-name="ce7" office:value-type="float" office:value="2215303" calcext:value-type="float">
            <text:p>2215303</text:p>
          </table:table-cell>
          <table:table-cell table:formula="of:=[.H29]/[.I29]" office:value-type="currency" office:currency="EUR" office:value="0.572" calcext:value-type="currency">
            <text:p>€ 0,5720</text:p>
          </table:table-cell>
          <table:table-cell office:value-type="currency" office:currency="EUR" office:value="0.572" calcext:value-type="currency">
            <text:p>€ 0,5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9]*[.G29]" office:value-type="currency" office:currency="EUR" office:value="0.572" calcext:value-type="currency">
            <text:p>€ 0,572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J1, J2, J3</text:p>
          </table:table-cell>
          <table:table-cell office:value-type="string" calcext:value-type="string">
            <text:p>headphone connecto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rnell</text:p>
          </table:table-cell>
          <table:table-cell table:style-name="ce7" office:value-type="float" office:value="1216980" calcext:value-type="float">
            <text:p>1216980</text:p>
          </table:table-cell>
          <table:table-cell table:formula="of:=[.H32]/[.I32]" office:value-type="currency" office:currency="EUR" office:value="1.09" calcext:value-type="currency">
            <text:p>€ 1,0900</text:p>
          </table:table-cell>
          <table:table-cell office:value-type="currency" office:currency="EUR" office:value="10.9" calcext:value-type="currency">
            <text:p>€ 10,9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2]*[.G32]" office:value-type="currency" office:currency="EUR" office:value="3.27" calcext:value-type="currency">
            <text:p>€ 3,2700</text:p>
          </table:table-cell>
        </table:table-row>
        <table:table-row table:style-name="ro1">
          <table:table-cell table:style-name="ce4" office:value-type="string" calcext:value-type="string" table:number-columns-spanned="6" table:number-rows-spanned="1">
            <text:p>External components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OKI-78SR-5/1.5-W36-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7" office:value-type="float" office:value="2102101" calcext:value-type="float">
            <text:p>2102101</text:p>
          </table:table-cell>
          <table:table-cell office:value-type="currency" office:currency="EUR" office:value="7.35" calcext:value-type="currency">
            <text:p>€ 7,3500</text:p>
          </table:table-cell>
          <table:table-cell table:number-columns-repeated="3"/>
          <table:table-cell table:formula="of:=[.C34]*[.G34]" office:value-type="currency" office:currency="EUR" office:value="7.35" calcext:value-type="currency">
            <text:p>€ 7,35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mplifier board</text:p>
          </table:table-cell>
          <table:table-cell office:value-type="string" calcext:value-type="string">
            <text:p>Stereo 20W amp, MAX97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wi Electronics</text:p>
          </table:table-cell>
          <table:table-cell office:value-type="string" calcext:value-type="string">
            <text:p>ADA-1752</text:p>
          </table:table-cell>
          <table:table-cell table:formula="of:=[.H36]/[.I36]" office:value-type="currency" office:currency="EUR" office:value="19.2" calcext:value-type="currency">
            <text:p>€ 19,2000</text:p>
          </table:table-cell>
          <table:table-cell office:value-type="currency" office:currency="EUR" office:value="192" calcext:value-type="currency">
            <text:p>€ 192,0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6]*[.G36]" office:value-type="currency" office:currency="EUR" office:value="57.6" calcext:value-type="currency">
            <text:p>€ 57,60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C barrel cabl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x electronics</text:p>
          </table:table-cell>
          <table:table-cell table:style-name="ce9" office:value-type="string" calcext:value-type="string">
            <text:p>http://www.bax-shop.nl/gitaareffect-voeding-adapter/mooer-pdc-5a-daisy-chain-dc-power-cable</text:p>
          </table:table-cell>
          <table:table-cell office:value-type="currency" office:currency="EUR" office:value="5.3" calcext:value-type="currency">
            <text:p>€ 5,3000</text:p>
          </table:table-cell>
          <table:table-cell table:number-columns-repeated="3"/>
          <table:table-cell table:formula="of:=[.C38]*[.G38]" office:value-type="currency" office:currency="EUR" office:value="5.3" calcext:value-type="currency">
            <text:p>€ 5,3000</text:p>
          </table:table-cell>
        </table:table-row>
        <table:table-row table:style-name="ro1">
          <table:table-cell office:value-type="string" calcext:value-type="string">
            <text:p>audio cable minijack – minijack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ax electronics</text:p>
          </table:table-cell>
          <table:table-cell office:value-type="string" calcext:value-type="string">
            <text:p>http://www.bax-shop.nl/index.php?option=com_virtuemart&amp;Itemid=2&amp;flypage=shop.flypage&amp;page=shop.product_details&amp;product_id=220132</text:p>
          </table:table-cell>
          <table:table-cell office:value-type="currency" office:currency="EUR" office:value="1.53" calcext:value-type="currency">
            <text:p>€ 1,5300</text:p>
          </table:table-cell>
          <table:table-cell table:number-columns-repeated="3"/>
          <table:table-cell table:formula="of:=[.C39]*[.G39]" office:value-type="currency" office:currency="EUR" office:value="4.59" calcext:value-type="currency">
            <text:p>€ 4,59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stance screws for amplifier board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rnell</text:p>
          </table:table-cell>
          <table:table-cell table:number-columns-repeated="5"/>
          <table:table-cell table:formula="of:=[.C41]*[.G41]" office:value-type="currency" office:currency="EUR" office:value="0" calcext:value-type="currency">
            <text:p>€ 0,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http://nl.farnell.com/webapp/wcs/stores/servlet/Search?catalogId=15001&amp;langId=31&amp;storeId=10168&amp;categoryId=700000004853&amp;eq=N%3D203366%2B2021%26amp%3BNs%3DP_STORE_MARKETING_RANK_FARNELL_NL%257c0%257c%257cP_MAN_PART_NUM%257c0%26amp%3BNtpc%3D1%26amp%3BNtpr%3D1&amp;showResults=true&amp;aa=true&amp;sf=432,502,721&amp;pf=110093060&amp;vw=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C cable to receiv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rnell</text:p>
          </table:table-cell>
          <table:table-cell table:style-name="ce7" office:value-type="float" office:value="2217620" calcext:value-type="float">
            <text:p>2217620</text:p>
          </table:table-cell>
          <table:table-cell office:value-type="currency" office:currency="EUR" office:value="2.37" calcext:value-type="currency">
            <text:p>€ 2,3700</text:p>
          </table:table-cell>
          <table:table-cell table:number-columns-repeated="3"/>
          <table:table-cell table:formula="of:=[.C43]*[.G43]" office:value-type="currency" office:currency="EUR" office:value="2.37" calcext:value-type="currency">
            <text:p>€ 2,370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4" office:value-type="string" calcext:value-type="string" table:number-columns-spanned="6" table:number-rows-spanned="1">
            <text:p>BATTERY</text:p>
          </table:table-cell>
          <table:covered-table-cell table:number-columns-repeated="5"/>
          <table:table-cell table:number-columns-repeated="5"/>
        </table:table-row>
        <table:table-row table:style-name="ro1">
          <table:table-cell office:value-type="string" calcext:value-type="string">
            <text:p>cables HXT to wi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24423__HXT4mm_w_12AWG_Silicon_Wire_10cm_ESC_side_5pcs_Bag_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00 mAh battery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uh_viewitem.asp?idproduct=358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XT to bananaplug adap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31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 battery warning circuit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://www.hobbyking.com/hobbyking/store/__41734__HobbyKing_8482_Lipoly_Low_Voltage_Alarm_2s_3s_EU_Warehouse_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ery charg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bby King</text:p>
          </table:table-cell>
          <table:table-cell office:value-type="string" calcext:value-type="string">
            <text:p>https://www.hobbyking.com/hobbyking/store/uh_viewItem.asp?idProduct=95979</text:p>
          </table:table-cell>
          <table:table-cell table:number-columns-repeated="5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References.A1:References.D5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currency-style style:name="N110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10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1-</number:text>
      <style:map style:condition="value()&gt;=0" style:apply-style-name="N110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4" loext:min-decimal-places="4" number:min-integer-digits="1" number:grouping="true"/>
      <number:text>-</number:text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7" number:language="nl" number:country="NL"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7P0"/>
    </number:number-style>
    <number:number-style style:name="N10108P0" style:volatile="true" number:language="nl" number:country="NL">
      <number:text>€ </number:text>
      <number:number number:decimal-places="0" loext:min-decimal-places="0" number:min-integer-digits="1" number:grouping="true"/>
      <number:text> </number:text>
    </number:number-style>
    <number:number-style style:name="N10108" number:language="nl" number:country="NL">
      <style:text-properties fo:color="#ff0000"/>
      <number:text>€ </number:text>
      <number:number number:decimal-places="0" loext:min-decimal-places="0" number:min-integer-digits="1" number:grouping="true"/>
      <number:text>-</number:text>
      <style:map style:condition="value()&gt;=0" style:apply-style-name="N10108P0"/>
    </number:number-style>
    <number:number-style style:name="N10109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09" number:language="nl" number:country="NL"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09P0"/>
    </number:number-style>
    <number:number-style style:name="N10110P0" style:volatile="true" number:language="nl" number:country="NL">
      <number:text>€ </number:text>
      <number:number number:decimal-places="2" loext:min-decimal-places="2" number:min-integer-digits="1" number:grouping="true"/>
      <number:text> </number:text>
    </number:number-style>
    <number:number-style style:name="N10110" number:language="nl" number:country="NL">
      <style:text-properties fo:color="#ff0000"/>
      <number:text>€ </number:text>
      <number:number number:decimal-places="2" loext:min-decimal-places="2" number:min-integer-digits="1" number:grouping="true"/>
      <number:text>-</number:text>
      <style:map style:condition="value()&gt;=0" style:apply-style-name="N10110P0"/>
    </number:number-style>
    <number:date-style style:name="N10111" number:language="nl" number:country="NL">
      <number:day/>
      <number:text>-</number:text>
      <number:month/>
      <number:text>-</number:text>
      <number:year number:style="long"/>
    </number:date-style>
    <number:date-style style:name="N10112" number:language="nl" number:country="NL">
      <number:day/>
      <number:text>-</number:text>
      <number:month number:textual="true"/>
      <number:text>-</number:text>
      <number:year/>
    </number:date-style>
    <number:date-style style:name="N10113" number:language="nl" number:country="NL">
      <number:day/>
      <number:text>-</number:text>
      <number:month number:textual="true"/>
    </number:date-style>
    <number:date-style style:name="N10114" number:language="nl" number:country="NL">
      <number:month number:textual="true"/>
      <number:text>-</number:text>
      <number:year/>
    </number:date-style>
    <number:time-style style:name="N10115" number:language="nl" number:country="NL">
      <number:hours/>
      <number:text>:</number:text>
      <number:minutes number:style="long"/>
      <number:text> </number:text>
      <number:am-pm/>
    </number:time-style>
    <number:time-style style:name="N10116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NL">
      <number:hours/>
      <number:text>:</number:text>
      <number:minutes number:style="long"/>
    </number:time-style>
    <number:time-style style:name="N10118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0" number:language="nl" number:country="NL">
      <number:number number:decimal-places="0" loext:min-decimal-places="0" number:min-integer-digits="1" number:grouping="true"/>
      <number:text>-</number:text>
      <style:map style:condition="value()&gt;=0" style:apply-style-name="N10120P0"/>
    </number:number-style>
    <number:number-style style:name="N10121P0" style:volatile="true" number:language="nl" number:country="NL">
      <number:number number:decimal-places="0" loext:min-decimal-places="0" number:min-integer-digits="1" number:grouping="true"/>
      <number:text> </number:text>
    </number:number-style>
    <number:number-style style:name="N10121" number:language="nl" number:country="NL">
      <style:text-properties fo:color="#ff0000"/>
      <number:number number:decimal-places="0" loext:min-decimal-places="0" number:min-integer-digits="1" number:grouping="true"/>
      <number:text>-</number:text>
      <style:map style:condition="value()&gt;=0" style:apply-style-name="N10121P0"/>
    </number:number-style>
    <number:number-style style:name="N10122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2" number:language="nl" number:country="NL">
      <number:number number:decimal-places="2" loext:min-decimal-places="2" number:min-integer-digits="1" number:grouping="true"/>
      <number:text>-</number:text>
      <style:map style:condition="value()&gt;=0" style:apply-style-name="N10122P0"/>
    </number:number-style>
    <number:number-style style:name="N10123P0" style:volatile="true" number:language="nl" number:country="NL">
      <number:number number:decimal-places="2" loext:min-decimal-places="2" number:min-integer-digits="1" number:grouping="true"/>
      <number:text> </number:text>
    </number:number-style>
    <number:number-style style:name="N10123" number:language="nl" number:country="NL">
      <style:text-properties fo:color="#ff0000"/>
      <number:number number:decimal-places="2" loext:min-decimal-places="2" number:min-integer-digits="1" number:grouping="true"/>
      <number:text>-</number:text>
      <style:map style:condition="value()&gt;=0" style:apply-style-name="N10123P0"/>
    </number:number-style>
    <number:number-style style:name="N10124P0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nl" number:country="NL">
      <loext:text>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4P2" style:volatile="true" number:language="nl" number:country="NL">
      <loext:text> </loext:text>
      <loext:fill-character> </loext:fill-character>
      <number:text>- </number:text>
    </number:number-style>
    <number:text-style style:name="N10124" number:language="nl" number:country="N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nl" number:country="NL">
      <loext:text> € </loext:text>
      <loext:fill-character> </loext:fill-character>
      <number:number number:decimal-places="0" loext:min-decimal-places="0" number:min-integer-digits="1" number:grouping="true"/>
      <number:text>-</number:text>
    </number:number-style>
    <number:number-style style:name="N10125P2" style:volatile="true" number:language="nl" number:country="NL">
      <loext:text> € </loext:text>
      <loext:fill-character> </loext:fill-character>
      <number:text>- </number:text>
    </number:number-style>
    <number:text-style style:name="N10125" number:language="nl" number:country="NL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nl" number:country="NL">
      <loext:text>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6P2" style:volatile="true" number:language="nl" number:country="N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nl" number:country="NL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nl" number:country="NL">
      <loext:text> € </loext:text>
      <loext:fill-character> </loext:fill-character>
      <number:number number:decimal-places="2" loext:min-decimal-places="2" number:min-integer-digits="1" number:grouping="true"/>
      <number:text>-</number:text>
    </number:number-style>
    <number:number-style style:name="N10127P2" style:volatile="true" number:language="nl" number:country="NL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nl" number:country="N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-00-0000</text:date>, <text:time style:data-style-name="N2" text:time-value="22:44:59.918669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0:28:12.487079683</meta:creation-date>
    <dc:date>2016-10-20T22:45:48.507720035</dc:date>
    <meta:editing-duration>PT5H46M47S</meta:editing-duration>
    <meta:editing-cycles>99</meta:editing-cycles>
    <meta:generator>LibreOffice/5.1.4.2$Linux_X86_64 LibreOffice_project/10m0$Build-2</meta:generator>
    <meta:document-statistic meta:table-count="2" meta:cell-count="616" meta:object-count="0"/>
  </office:meta>
</office:document-meta>
</file>